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85cm" fo:min-width="1.405cm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85cm" fo:min-width="2.675cm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85cm" fo:min-width="2.356cm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0.385cm" fo:min-width="2.992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85cm" fo:min-width="1.723cm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85cm" fo:min-width="2.04cm"/>
      <style:paragraph-properties style:writing-mode="lr-tb"/>
    </style:style>
    <style:style style:name="gr7" style:family="graphic" style:parent-style-name="standard">
      <style:graphic-properties draw:stroke="none" draw:fill-color="#000000" draw:textarea-horizontal-align="justify" draw:textarea-vertical-align="middle" draw:auto-grow-height="false" fo:min-height="0.385cm" fo:min-width="15.375cm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ffffff" draw:textarea-horizontal-align="justify" draw:textarea-vertical-align="top" draw:auto-grow-height="false" fo:min-height="1.655cm" fo:min-width="3.628cm"/>
      <style:paragraph-properties style:writing-mode="lr-tb"/>
    </style:style>
    <style:style style:name="gr9" style:family="graphic" style:parent-style-name="standard">
      <style:graphic-properties draw:stroke="solid" svg:stroke-color="#000000" draw:fill="solid" draw:fill-color="#ffffff" draw:textarea-horizontal-align="justify" draw:textarea-vertical-align="top" draw:auto-grow-height="false" fo:min-height="1.02cm" fo:min-width="3.628cm"/>
      <style:paragraph-properties style:writing-mode="lr-tb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0.385cm" fo:min-width="19.09cm"/>
      <style:paragraph-properties style:writing-mode="lr-tb"/>
    </style:style>
    <style:style style:name="gr11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749cm" fo:min-width="21.09cm"/>
      <style:paragraph-properties style:writing-mode="lr-tb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.749cm" fo:min-width="19.09cm"/>
      <style:paragraph-properties style:writing-mode="lr-tb"/>
    </style:style>
    <style:style style:name="gr13" style:family="graphic" style:parent-style-name="standard">
      <style:graphic-properties draw:stroke="solid" svg:stroke-color="#000000" draw:fill="solid" draw:fill-color="#ffffff" draw:textarea-horizontal-align="justify" draw:textarea-vertical-align="top" draw:auto-grow-height="false" fo:min-height="0.385cm" fo:min-width="3.628cm"/>
      <style:paragraph-properties style:writing-mode="lr-tb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="solid" draw:fill-color="#ffffff"/>
      <style:paragraph-properties fo:text-align="center"/>
      <style:text-properties fo:font-size="14pt"/>
    </style:style>
    <style:style style:name="P3" style:family="paragraph">
      <style:paragraph-properties fo:text-align="center"/>
      <style:text-properties fo:font-weight="bold"/>
    </style:style>
    <style:style style:name="P4" style:family="paragraph">
      <loext:graphic-properties draw:fill-color="#000000"/>
      <style:paragraph-properties fo:text-align="center"/>
      <style:text-properties fo:font-size="16pt" fo:font-weight="bold" style:font-size-asian="16pt" style:font-size-complex="16pt"/>
    </style:style>
    <style:style style:name="P5" style:family="paragraph">
      <style:paragraph-properties fo:text-align="start"/>
      <style:text-properties fo:font-size="14pt"/>
    </style:style>
    <style:style style:name="P6" style:family="paragraph">
      <style:paragraph-properties fo:text-align="end" style:writing-mode="lr-tb"/>
      <style:text-properties fo:font-size="14pt" style:font-size-asian="14pt" style:font-size-complex="14pt"/>
    </style:style>
    <style:style style:name="P7" style:family="paragraph">
      <loext:graphic-properties draw:fill-color="#ffffff"/>
      <style:paragraph-properties fo:text-align="end" style:writing-mode="lr-tb"/>
      <style:text-properties fo:font-size="14pt" style:font-size-asian="14pt" style:font-size-complex="14pt"/>
    </style:style>
    <style:style style:name="P8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-color="#000000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05cm" svg:height="0.635cm" svg:x="1cm" svg:y="2.905cm">
          <text:p text:style-name="P1">Leve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0.635cm" svg:x="1.317cm" svg:y="3.54cm">
          <text:p text:style-name="P1">Chunk 1..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856cm" svg:height="0.635cm" svg:x="1.635cm" svg:y="4.175cm">
          <text:p text:style-name="P1">Actor 1..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92cm" svg:height="0.635cm" svg:x="1cm" svg:y="2.27cm">
          <text:p text:style-name="P3"><text:span text:style-name="T1">Hierarchy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23cm" svg:height="0.635cm" svg:x="4.81cm" svg:y="2.905cm">
          <text:p text:style-name="P1">“Level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2.54cm" svg:height="0.635cm" svg:x="9.572cm" svg:y="2.905cm">
          <text:p text:style-name="P1">“Chunk”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5.875cm" svg:height="0.635cm" svg:x="4.81cm" svg:y="2.27cm">
          <text:p text:style-name="P3"><text:span text:style-name="T1">Compon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128cm" svg:height="1.905cm" svg:x="5.127cm" svg:y="3.54cm">
          <text:p text:style-name="P1">Level</text:p>
          <text:p text:style-name="P5"><text:span text:style-name="T2">- name</text:span></text:p>
          <text:p text:style-name="P5"><text:span text:style-name="T2">- dimen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4.128cm" svg:height="1.27cm" svg:x="9.889cm" svg:y="3.54cm">
          <text:p text:style-name="P1">Chunk</text:p>
          <text:p text:style-name="P5"><text:span text:style-name="T2">- x, z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4cm" svg:height="0.635cm" svg:x="14.335cm" svg:y="2.905cm">
          <text:p text:style-name="P1">“Actor”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128cm" svg:height="1.27cm" svg:x="14.652cm" svg:y="3.54cm">
          <text:p text:style-name="P1">Position</text:p>
          <text:p text:style-name="P5"><text:span text:style-name="T2">- x, y, z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128cm" svg:height="1.27cm" svg:x="14.652cm" svg:y="4.81cm">
          <text:p text:style-name="P1">(Rotation)</text:p>
          <text:p text:style-name="P5"><text:span text:style-name="T2">- pitch, yaw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128cm" svg:height="1.27cm" svg:x="14.652cm" svg:y="6.08cm">
          <text:p text:style-name="P1">(HeadRotation)</text:p>
          <text:p text:style-name="P5"><text:span text:style-name="T2">- head_ya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4cm" svg:height="0.635cm" svg:x="4.81cm" svg:y="5.762cm">
          <text:p text:style-name="P1">“Block”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128cm" svg:height="1.27cm" svg:x="5.127cm" svg:y="6.397cm">
          <text:p text:style-name="P1">Position</text:p>
          <text:p text:style-name="P5"><text:span text:style-name="T2">- x, y, z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9.59cm" svg:height="0.635cm" svg:x="1cm" svg:y="11.477cm">
          <text:p text:style-name="P3"><text:span text:style-name="T1">System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1.59cm" svg:height="0.999cm" svg:x="0cm" svg:y="26.94cm">
          <text:p text:style-name="P6"><text:span text:style-name="T3">By @Valaphee 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9.59cm" svg:height="0.999cm" svg:x="1cm" svg:y="1cm">
          <text:p text:style-name="P8"><text:span text:style-name="T4">Tesseract: Entity-Component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856cm" svg:height="0.635cm" svg:x="1.636cm" svg:y="4.81cm">
          <text:p text:style-name="P1">Block 1..n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128cm" svg:height="1.27cm" svg:x="9.889cm" svg:y="4.81cm">
          <text:p text:style-name="P1">(Terrain)</text:p>
          <text:p text:style-name="P5"><text:span text:style-name="T2">- terrai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128cm" svg:height="0.635cm" svg:x="5.127cm" svg:y="7.667cm">
          <text:p text:style-name="P1">(Inventory)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128cm" svg:height="0.635cm" svg:x="14.652cm" svg:y="7.35cm">
          <text:p text:style-name="P1">(Inventory)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128cm" svg:height="0.635cm" svg:x="14.652cm" svg:y="7.985cm">
          <text:p text:style-name="P1">(Connection)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1:49:30.186436626</meta:creation-date>
    <dc:date>2023-03-19T12:39:41.260859267</dc:date>
    <meta:editing-duration>PT50M11S</meta:editing-duration>
    <meta:editing-cycles>2</meta:editing-cycles>
    <meta:generator>LibreOffice/7.4.5.1$Linux_X86_64 LibreOffice_project/40$Build-1</meta:generator>
    <meta:document-statistic meta:object-count="23"/>
  </office:meta>
</office:document-meta>
</file>